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outline1">
      <style:graphic-properties fo:min-height="11.932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line-height="100%" fo:text-align="center"/>
    </style:style>
    <style:style style:name="P5" style:family="paragraph">
      <style:paragraph-properties fo:line-height="100%" fo:text-align="star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1cm" svg:height="16.26cm" svg:x="1.399cm" svg:y="0.837cm" presentation:class="subtitle">
          <draw:text-box>
            <text:p text:style-name="P1">UP Trail Networks</text:p>
            <text:p text:style-name="P1"><text:span text:style-name="T1">Joel Whalen</text:span></text:p>
            <text:p text:style-name="P1"><text:span text:style-name="T1">Connor Laitinen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The Problem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<text:span text:style-name="T3">28 Bluettooth enabled motion sensors</text:span></text:p>
              </text:list-item>
              <text:list-item>
                <text:p><text:span text:style-name="T3">Known latitudes and longitudes</text:span></text:p>
              </text:list-item>
              <text:list-item>
                <text:p><text:span text:style-name="T3">Each sensor creates a list of timestamps for trail activity</text:span></text:p>
              </text:list-item>
            </text:list>
            <text:p text:style-name="P4"><text:span text:style-name="T3">1 <text:s/>12:18:09 11/26/17/4 </text:span></text:p>
            <text:p text:style-name="P4"><text:span text:style-name="T3">2 <text:s/>12:18:23 11/26/17/4 </text:span></text:p>
            <text:p text:style-name="P4"><text:span text:style-name="T3">…</text:span></text:p>
            <text:list text:continue-numbering="true" text:style-name="L3">
              <text:list-item>
                <text:p text:style-name="P5"><text:span text:style-name="T3">Manually collected, updated, and analyzed</text:span></text:p>
              </text:list-item>
              <text:list-item>
                <text:p text:style-name="P5"><text:span text:style-name="T3">Wrong date time format (should be YYYY-MM-DDTHH:MM:S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1cm" svg:height="3.507cm" svg:x="1.399cm" svg:y="0.837cm" presentation:class="title" presentation:user-transformed="true">
          <draw:text-box>
            <text:p>The Solution - Server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Nodejs server that runs on euclid.nmu.edu:4009</text:p>
              </text:list-item>
              <text:list-item>
                <text:p>Users upload the manually collected text files, and nodejs hands them off to the Python Converter module for processing</text:p>
                <text:list>
                  <text:list-item>
                    <text:p>Easier than doing asynchronous database calls in Javascript</text:p>
                  </text:list-item>
                  <text:list-item>
                    <text:p>Server waits for Python process to finish successfully </text:p>
                  </text:list-item>
                </text:list>
              </text:list-item>
              <text:list-item>
                <text:p>POST and GET used to upload files</text:p>
              </text:list-item>
              <text:list-item>
                <text:p>Socket.IO for all other client-server communication</text:p>
              </text:list-item>
              <text:list-item>
                <text:p>Master CSV file containing a dictionary of all latitude/longitude values and trail node na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The Solution - Database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3">
              <text:list-item>
                <text:p>MongoDB is easier to use than MySQL</text:p>
              </text:list-item>
              <text:list-item>
                <text:p>Don’t have to change mongo shell query syntax at all because Nodejs is fully compatible</text:p>
              </text:list-item>
              <text:list-item>
                <text:p>Aggregate queries do the heavy lifting with date time calculations</text:p>
              </text:list-item>
              <text:list-item>
                <text:p>Always trust date time objects! Don’t reinvent the wheel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The Solution - Client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3">
              <text:list-item>
                <text:p>Heatmap.js for Google Maps API</text:p>
                <text:list>
                  <text:list-item>
                    <text:p>Best API experience we’ve ever had</text:p>
                  </text:list-item>
                  <text:list-item>
                    <text:p>Essentially one line of code to update the heat map from the database query</text:p>
                  </text:list-item>
                  <text:list-item>
                    <text:p>MVCArray automatically updates heat map data</text:p>
                  </text:list-item>
                </text:list>
              </text:list-item>
              <text:list-item>
                <text:p>Graph.js for Chart API</text:p>
                <text:list>
                  <text:list-item>
                    <text:p>Uses the same queries as Heatmap.js</text:p>
                  </text:list-item>
                  <text:list-item>
                    <text:p>Simply pipes the data into a different API to be viewed in a chart instead of a ma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The Solution - Collaboration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3">
              <text:list-item>
                <text:p>Github made group work simple</text:p>
              </text:list-item>
              <text:list-item>
                <text:p>Easy to track changes and merge conflicts</text:p>
              </text:list-item>
              <text:list-item>
                <text:p>We both have a good handle on source control and project management</text:p>
              </text:list-item>
              <text:list-item>
                <text:p>Kept separate branches, making bug fixes as easy as “git checkout &lt;branch&gt;” to see what was wrong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gradient" draw:fill-gradient-name="Tango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Tango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09:28:04.723590576</meta:creation-date>
    <dc:date>2018-05-02T10:19:54.205074683</dc:date>
    <meta:editing-duration>PT34M32S</meta:editing-duration>
    <meta:editing-cycles>13</meta:editing-cycles>
    <meta:generator>LibreOffice/5.1.6.2$Linux_X86_64 LibreOffice_project/10m0$Build-2</meta:generator>
    <meta:document-statistic meta:object-count="44"/>
  </office:meta>
</office:document-meta>
</file>